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Амурская обл.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Астраханская обл.</text:p>
          </table:table-cell>
          <table:table-cell office:value-type="string" calcext:value-type="string">
            <text:p>917, 988, 989</text:p>
          </table:table-cell>
        </table:table-row>
        <table:table-row table:style-name="ro1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Брян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Владимир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string" calcext:value-type="string">
            <text:p>917, 919, 987, 988, 989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10, 915, 919, 980, 986</text:p>
          </table:table-cell>
        </table:table-row>
        <table:table-row table:style-name="ro2">
          <table:table-cell office:value-type="string" calcext:value-type="string">
            <text:p>Еврейская автономная обл.</text:p>
          </table:table-cell>
          <table:table-cell office:value-type="string" calcext:value-type="string">
            <text:p>914, 984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914, 986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string" calcext:value-type="string">
            <text:p>902, 908, 910, 915, 950, 980</text:p>
          </table:table-cell>
        </table:table-row>
        <table:table-row table:style-name="ro1">
          <table:table-cell office:value-type="string" calcext:value-type="string">
            <text:p>Иркутская обл.</text:p>
          </table:table-cell>
          <table:table-cell office:value-type="string" calcext:value-type="string">
            <text:p>914, 983, 984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14, 984</text:p>
          </table:table-cell>
        </table:table-row>
        <table:table-row table:style-name="ro2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918, 988, 989</text:p>
          </table:table-cell>
        </table:table-row>
        <table:table-row table:style-name="ro1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string" calcext:value-type="string">
            <text:p>912, 919, 982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10, 915, 980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18, 978, 986, 988, 989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13, 983, 986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string" calcext:value-type="string">
            <text:p>912, 919, 982</text:p>
          </table:table-cell>
        </table:table-row>
        <table:table-row table:style-name="ro1">
          <table:table-cell office:value-type="string" calcext:value-type="string">
            <text:p>Кур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11, 981, 986</text:p>
          </table:table-cell>
        </table:table-row>
        <table:table-row table:style-name="ro1">
          <table:table-cell office:value-type="string" calcext:value-type="string">
            <text:p>Липец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Магаданская обл.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10, 915, 916, 917, 919, 985, 986</text:p>
          </table:table-cell>
        </table:table-row>
        <table:table-row table:style-name="ro1">
          <table:table-cell office:value-type="string" calcext:value-type="string">
            <text:p>Мурман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3">
          <table:table-cell office:value-type="string" calcext:value-type="string">
            <text:p>Ненецкий АО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10, 915, 986, 987</text:p>
          </table:table-cell>
        </table:table-row>
        <table:table-row table:style-name="ro1">
          <table:table-cell office:value-type="string" calcext:value-type="string">
            <text:p>Новгород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13, 983, 986</text:p>
          </table:table-cell>
        </table:table-row>
        <table:table-row table:style-name="ro3">
          <table:table-cell office:value-type="string" calcext:value-type="string">
            <text:p>Омская обл.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Оренбургская обл.</text:p>
          </table:table-cell>
          <table:table-cell office:value-type="string" calcext:value-type="string">
            <text:p>912, 919, 986, 987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02, 908, 950, 986, 987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912, 919, 982, 986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914, 984, 986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918, 988, 989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913, 983</text:p>
          </table:table-cell>
        </table:table-row>
        <table:table-row table:style-name="ro4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901, 902, 904, 908, 917, 919, 950, 986, 987, 989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14, 983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918, 988, 989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918, 988</text:p>
          </table:table-cell>
        </table:table-row>
        <table:table-row table:style-name="ro2">
          <table:table-cell office:value-type="string" calcext:value-type="string">
            <text:p>Республика Кабардино-Балкарская</text:p>
          </table:table-cell>
          <table:table-cell office:value-type="string" calcext:value-type="string">
            <text:p>918, 988, 989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917, 988, 989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911, 981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912, 982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902, 904, 908, 917, 919, 987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917, 919, 987</text:p>
          </table:table-cell>
        </table:table-row>
        <table:table-row table:style-name="ro2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914, 984</text:p>
          </table:table-cell>
        </table:table-row>
        <table:table-row table:style-name="ro4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18, 919, 988, 989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17, 919, 986, 987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18, 919, 986, 988, 989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string" calcext:value-type="string">
            <text:p>910, 915, 980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string" calcext:value-type="string">
            <text:p>917, 919, 986, 987</text:p>
          </table:table-cell>
        </table:table-row>
        <table:table-row table:style-name="ro1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17, 919, 986, 987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string" calcext:value-type="string">
            <text:p>914, 984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12, 919, 982, 986</text:p>
          </table:table-cell>
        </table:table-row>
        <table:table-row table:style-name="ro1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918, 919, 988, 989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10, 915, 980</text:p>
          </table:table-cell>
        </table:table-row>
        <table:table-row table:style-name="ro1">
          <table:table-cell office:value-type="string" calcext:value-type="string">
            <text:p>Твер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3">
          <table:table-cell office:value-type="string" calcext:value-type="string">
            <text:p>Томская обл.</text:p>
          </table:table-cell>
          <table:table-cell office:value-type="string" calcext:value-type="string">
            <text:p>913, 983</text:p>
          </table:table-cell>
        </table:table-row>
        <table:table-row table:style-name="ro1">
          <table:table-cell office:value-type="string" calcext:value-type="string">
            <text:p>Тульская обл.</text:p>
          </table:table-cell>
          <table:table-cell office:value-type="string" calcext:value-type="string">
            <text:p>910, 915, 919, 980</text:p>
          </table:table-cell>
        </table:table-row>
        <table:table-row table:style-name="ro1">
          <table:table-cell office:value-type="string" calcext:value-type="string">
            <text:p>Тюменская обл.</text:p>
          </table:table-cell>
          <table:table-cell office:value-type="string" calcext:value-type="string">
            <text:p>912, 919, 982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12, 919, 982</text:p>
          </table:table-cell>
        </table:table-row>
        <table:table-row table:style-name="ro1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17, 986, 987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914, 984</text:p>
          </table:table-cell>
        </table:table-row>
        <table:table-row table:style-name="ro2">
          <table:table-cell office:value-type="string" calcext:value-type="string">
            <text:p>Ханты-Мансийский-Югра АО</text:p>
          </table:table-cell>
          <table:table-cell office:value-type="string" calcext:value-type="string">
            <text:p>901, 912, 919, 982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12, 919, 982, 986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988, 989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917, 919, 987</text:p>
          </table:table-cell>
        </table:table-row>
        <table:table-row table:style-name="ro1">
          <table:table-cell office:value-type="string" calcext:value-type="string">
            <text:p>Чукотский АО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string" calcext:value-type="string">
            <text:p>912, 919, 982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10, 915, 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00:36.494000000</meta:creation-date>
    <dc:date>2021-11-05T09:02:04.178000000</dc:date>
    <meta:editing-duration>PT1M27S</meta:editing-duration>
    <meta:editing-cycles>1</meta:editing-cycles>
    <meta:document-statistic meta:table-count="1" meta:cell-count="162" meta:object-count="0"/>
    <meta:generator>LibreOffice/7.2.2.2$Windows_X86_64 LibreOffice_project/02b2acce88a210515b4a5bb2e46cbfb63fe97d56</meta:generator>
  </office:meta>
</office:document-meta>
</file>